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0DF6DD5A20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size="12pt" style:font-size-asian="12pt" style:font-size-complex="12pt"/>
    </style:style>
    <style:style style:name="P8" style:family="paragraph" style:parent-style-name="Text_20_body">
      <style:paragraph-properties fo:line-height="150%" fo:text-align="justify" style:justify-single-word="false"/>
      <style:text-properties fo:color="#000000" style:font-name="Liberation Sans"/>
    </style:style>
    <style:style style:name="P9"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10"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1"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12"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13"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T1" style:family="text">
      <style:text-properties officeooo:rsid="003a3f29"/>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size="9pt" fo:language="es" fo:country="ES" style:font-size-asian="9pt" style:font-size-complex="9pt"/>
    </style:style>
    <style:style style:name="T8" style:family="text">
      <style:text-properties fo:font-size="9pt" fo:language="es" fo:country="ES" fo:font-weight="bold" style:font-size-asian="9pt" style:font-weight-asian="bold" style:font-size-complex="9pt" style:font-weight-complex="bold"/>
    </style:style>
    <style:style style:name="T9" style:family="text">
      <style:text-properties fo:color="#4c4c4c" fo:font-size="9pt" fo:font-weight="normal" style:font-size-asian="9pt" style:font-weight-asian="normal" style:font-size-complex="9pt" style:font-weight-complex="normal"/>
    </style:style>
    <style:style style:name="T10" style:family="text">
      <style:text-properties fo:color="#4c4c4c" fo:font-size="9pt" fo:language="es" fo:country="ES" fo:font-weight="normal" style:font-size-asian="9pt" style:font-weight-asian="normal" style:font-size-complex="9pt" style:font-weight-complex="normal"/>
    </style:style>
    <style:style style:name="T11" style:family="text">
      <style:text-properties fo:color="#4c4c4c" fo:font-size="9pt" fo:font-weight="bold" style:font-size-asian="9pt" style:font-weight-asian="bold" style:font-size-complex="9pt" style:font-weight-complex="bold"/>
    </style:style>
    <style:style style:name="T12" style:family="text">
      <style:text-properties fo:color="#000080" fo:font-size="9pt" fo:font-weight="bold" style:font-size-asian="9pt" style:font-weight-asian="bold" style:font-size-complex="9pt" style:font-weight-complex="bold"/>
    </style:style>
    <style:style style:name="T13" style:family="text">
      <style:text-properties fo:font-weight="normal" style:font-weight-asian="normal" style:font-weight-complex="normal"/>
    </style:style>
    <style:style style:name="T1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7"><text:tab/>Impartir una capacitació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7"><text:tab/>Al finalizar este capacitación, los asistentes estarán en capacidad de:</text:p>
      <text:list xml:id="list2080107009843921353" text:style-name="L1">
        <text:list-item>
          <text:p text:style-name="P11">Comprender las características y filosofía de trabajo del lenguaje Python.</text:p>
        </text:list-item>
        <text:list-item>
          <text:p text:style-name="P11">Hacer introspección del lenguaje con la herramienta IPython.</text:p>
        </text:list-item>
        <text:list-item>
          <text:p text:style-name="P11">Comprender las estructuras de datos tales como: tipos primitivos (variables numéricas, cadenas de texto), tipos compuestos (listas, tuplas, diccionarios).</text:p>
        </text:list-item>
        <text:list-item>
          <text:p text:style-name="P11">Comprender las sintaxis de bloques, estructuras de control, estructuras condicionales.</text:p>
        </text:list-item>
        <text:list-item>
          <text:p text:style-name="P11">Comprender el funcionamiento de funciones y el paradigma de programación estructurada.</text:p>
        </text:list-item>
        <text:list-item>
          <text:p text:style-name="P13">Introspección a la depuración del lenguaje con la herramienta pdb.</text:p>
        </text:list-item>
        <text:list-item>
          <text:p text:style-name="P11">Operaciones de entrada/salida y manipulación de archivos.</text:p>
        </text:list-item>
        <text:list-item>
          <text:p text:style-name="P11">Organizar su código en módulos Python, paquetes Egg e implementación de estos en sus propios desarrollos.</text:p>
        </text:list-item>
        <text:list-item>
          <text:p text:style-name="P11"><text:soft-page-break/>Comprender el manejos de errores y el paradigma de programación orientada a objetos.</text:p>
        </text:list-item>
        <text:list-item>
          <text:p text:style-name="P12">Usar decoradores y módulos adicionales de la biblioteca estándar.</text:p>
        </text:list-item>
      </text:list>
      <text:p text:style-name="P8"><text:tab/>Para la implementación y gestión efectiva de las tecnologías objeto en esta capacitación, se requiere una profundización mayor en estos temas, lo cual es conseguido por la laboriosidad que desplieguen los interesados y facilitado notablemente por los “capacitaciones completas de Python” que ofrece Covantec.</text:p>
      <text:h text:style-name="Heading_20_1" text:outline-level="1"><text:s/>Contenido del capacitación </text:h>
      <text:p text:style-name="P8"><text:tab/>A continuación la descripción detallada de cada módulo del capacitación:</text:p>
      <text:p text:style-name="P9">Módulo 1: Introducción al lenguaje Python.</text:p>
      <text:p text:style-name="P10"><text:span text:style-name="T2">Descripción:</text:span> Sensibilizar sobre la filosofía del lenguaje, su historia y evolución, casos de éxitos.</text:p>
      <text:p text:style-name="P10"><text:span text:style-name="T2">Práctica: </text:span>Exponer fundamentación sobre Python, comentar sobre usos e implementaciones exitosas a nivel mundial y nivel local.</text:p>
      <text:p text:style-name="P9">Módulo 2: Introspección del lenguaje como IPython.</text:p>
      <text:p text:style-name="P10"><text:span text:style-name="T2">Descripción:</text:span> Conocer las capacidades de introspección que ofrece el lenguaje.</text:p>
      <text:p text:style-name="P10"><text:span text:style-name="T2">Práctica:</text:span> Acceder al interprete Python y demostrar como acceder a la documentación propia disponible, analizar las estructuras de métodos, clases y demás elementos disponibles del lenguaje. Instalar IPython y conocer sus ventajas.</text:p>
      <text:p text:style-name="P9">Módulo 3: Estructuras de datos. </text:p>
      <text:p text:style-name="P10"><text:soft-page-break/><text:span text:style-name="T2">Descripción: </text:span>Comprender la creación y asignación de tipos primitivos (variables numéricas, cadenas de texto y sus operaciones, tipos compuestos (listas, tuplas, diccionarios).</text:p>
      <text:p text:style-name="P10"><text:span text:style-name="T2">Práctica:</text:span> Ejemplos de creación y asignación de variables numéricas, cadenas de texto, listas, tuplas, diccionarios y explorar el resultado desde el interprete Python.</text:p>
      <text:p text:style-name="P9">Módulo 4: Bloques de código y estructuras de control.</text:p>
      <text:p text:style-name="P10"><text:span text:style-name="T2">Descripción: </text:span>Comprender las estructuras de control como If, For, While (elif, else, break, continue, pass y la función range).</text:p>
      <text:p text:style-name="P10"><text:span text:style-name="T2">Práctica:</text:span> Ejemplos de creación a estructuras condicionales, repetitivas y funciones propias y explorar el resultado desde el interprete Python.</text:p>
      <text:p text:style-name="P9">Módulo 5: Funciones y programación estructurada. </text:p>
      <text:p text:style-name="P10"><text:span text:style-name="T2">Descripción: </text:span><text:span text:style-name="T13">Comprender el funcionamiento de las funciones y el paradigma de programación estructurada.</text:span></text:p>
      <text:p text:style-name="P10"><text:span text:style-name="T2">Práctica: </text:span><text:span text:style-name="T13">Ejemplos de creación e uso de funciones, programar estructurado y explorar el resultado desde el interprete Python.</text:span></text:p>
      <text:p text:style-name="P9">Módulo 6: Introspección a la depuración con pdb.</text:p>
      <text:p text:style-name="P10"><text:span text:style-name="T2">Descripción: </text:span>Conocer las capacidades de depuración que ofrece el lenguaje. </text:p>
      <text:p text:style-name="P10"><text:span text:style-name="T2">Práctica:</text:span><text:span text:style-name="T13"> Ejemplo de uso de la herramienta pdb y explorar el resultado en un modulo.</text:span></text:p>
      <text:p text:style-name="P9">Módulo 7: Operaciones de entrada/salida y manipulación de archivos. </text:p>
      <text:p text:style-name="P10"><text:span text:style-name="T2">Descripción: </text:span><text:span text:style-name="T13">Comprender la m</text:span>anipulación de archivos.</text:p>
      <text:p text:style-name="P10"><text:soft-page-break/><text:span text:style-name="T2">Práctica:</text:span> <text:span text:style-name="T13">Ejemplo de creación</text:span>, apertura, lectura, escritura archivos <text:span text:style-name="T13">y explorar el resultado en un modulo.</text:span></text:p>
      <text:p text:style-name="P9">Módulo 8: Creación de módulos Python y paquetes Egg.</text:p>
      <text:p text:style-name="P10"><text:span text:style-name="T2">Descripción: </text:span><text:span text:style-name="T13">Comprender la creación de módulos Python y paquetes Egg e implementación de estos en sus propios desarrollos.</text:span></text:p>
      <text:p text:style-name="P10"><text:span text:style-name="T2">Práctica:</text:span> <text:span text:style-name="T13">Ejemplo de creación de módulos Python y paquetes Egg organizando su código en estas estructuras de programas y explorar el resultado en un modulo y paquete en el sistema de archivos.</text:span></text:p>
      <text:p text:style-name="P9">Módulo 9: Manejos de errores y programación orientada a objetos.</text:p>
      <text:p text:style-name="P10"><text:span text:style-name="T2">Descripción: </text:span>Comprender el manejos de errores (Try, except, else, finally, y raise) y el paradigma de programación orientada a objetos (clases, herencia simple y múltiple, sobrecarga de métodos).</text:p>
      <text:p text:style-name="P10"><text:span text:style-name="T2">Práctica: </text:span><text:span text:style-name="T13">Ejemplo de creación de clases, atributos, sus comportamientos, manipulación de errores en Python y explorar el resultado en un paquete Egg en el sistema de archivos.</text:span></text:p>
      <text:p text:style-name="P9">Módulo 10: <text:span text:style-name="T14">Uso de decoradores y módulos de la biblioteca estándar</text:span>.</text:p>
      <text:p text:style-name="P10"><text:span text:style-name="T2">Descripción: </text:span>Comprender el uso de decoradores y los diversos módulos adicionales de la biblioteca estándar de Python.</text:p>
      <text:p text:style-name="P10"><text:span text:style-name="T2">Práctica: </text:span><text:span text:style-name="T13">Ejemplo de uso de decoradores y módulos adicionales útiles de la biblioteca estándar explorando el resultado en un paquete Egg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3a3f29"/>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6DD5A205.jpg" xlink:type="simple" xlink:show="embed" xlink:actuate="onLoad"/></draw:frame></text:p>
            </table:table-cell>
            <table:table-cell table:style-name="Tabla1.A1" office:value-type="string">
              <text:p text:style-name="MP1"/>
              <text:p text:style-name="MP2"><text:span text:style-name="MT1">Capacitación en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4DT17H37M13S</meta:editing-duration>
    <meta:editing-cycles>490</meta:editing-cycles>
    <meta:generator>LibreOffice/4.3.5.2$Linux_x86 LibreOffice_project/3a87456aaa6a95c63eea1c1b3201acedf0751bd5</meta:generator>
    <meta:initial-creator>cenditelportatil </meta:initial-creator>
    <dc:date>2015-03-03T19:08:21.646840065</dc:date>
    <dc:creator>Leonardo G.</dc:creator>
    <meta:document-statistic meta:table-count="2" meta:image-count="1" meta:object-count="0" meta:page-count="4" meta:paragraph-count="52" meta:word-count="748" meta:character-count="5249" meta:non-whitespace-character-count="4551"/>
  </office:meta>
</office:document-meta>
</file>